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A0DCDD874DC5962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1a0033" draw:textarea-horizontal-align="justify" draw:textarea-vertical-align="middle" draw:auto-grow-height="false" fo:min-height="31.75cm" fo:min-width="31.5cm"/>
    </style:style>
    <style:style style:name="gr2" style:family="graphic" style:parent-style-name="standard">
      <style:graphic-properties draw:stroke="none" draw:fill-color="#ffff00" draw:opacity="100%" draw:textarea-horizontal-align="justify" draw:textarea-vertical-align="middle" draw:auto-grow-height="false" fo:min-height="8.802cm" fo:min-width="8.603cm" draw:shadow="visible" draw:shadow-offset-x="0.353cm" draw:shadow-offset-y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 draw:shadow="visible" draw:shadow-offset-x="0.071cm" draw:shadow-offset-y="0.071cm"/>
      <style:paragraph-properties style:writing-mode="lr-tb"/>
    </style:style>
    <style:style style:name="gr4" style:family="graphic" style:parent-style-name="standard">
      <style:graphic-properties draw:stroke="none" draw:fill-color="#ffff00" draw:opacity="100%" draw:textarea-horizontal-align="justify" draw:textarea-vertical-align="middle" draw:auto-grow-height="false" fo:min-height="8.802cm" fo:min-width="8.606cm" draw:shadow="visible" draw:shadow-offset-x="0.353cm" draw:shadow-offset-y="0.353cm"/>
    </style:style>
    <style:style style:name="gr5" style:family="graphic" style:parent-style-name="standard">
      <style:graphic-properties draw:fill-color="#400080" draw:textarea-horizontal-align="justify" draw:textarea-vertical-align="middle" draw:auto-grow-height="false" fo:min-height="0.876cm" fo:min-width="0.632cm" draw:shadow="visible" draw:shadow-offset-x="0.353cm" draw:shadow-offset-y="0.353cm"/>
    </style:style>
    <style:style style:name="P1" style:family="paragraph">
      <loext:graphic-properties draw:fill="solid" draw:fill-color="#1a0033"/>
      <style:paragraph-properties fo:text-align="center"/>
    </style:style>
    <style:style style:name="P2" style:family="paragraph">
      <loext:graphic-properties draw:fill-color="#ffff00" draw:opacity="100%"/>
      <style:paragraph-properties fo:text-align="center" style:writing-mode="lr-tb"/>
      <style:text-properties fo:color="#ffffff" loext:opacity="100%" loext:color-lum-mod="100%" loext:color-lum-off="0%" fo:font-size="48pt" style:font-size-asian="48pt" style:font-size-complex="48pt"/>
    </style:style>
    <style:style style:name="P3" style:family="paragraph">
      <style:paragraph-properties fo:text-align="start"/>
      <style:text-properties fo:font-size="256pt" style:font-size-asian="256pt" style:font-size-complex="256p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loext:opacity="100%" loext:color-lum-mod="100%" loext:color-lum-off="0%" fo:font-size="256pt" style:font-size-asian="256pt" style:font-size-complex="256pt"/>
    </style:style>
    <style:style style:name="P5" style:family="paragraph">
      <loext:graphic-properties draw:fill-color="#ffff00" draw:opacity="100%"/>
      <style:paragraph-properties fo:text-align="center"/>
    </style:style>
    <style:style style:name="P6" style:family="paragraph">
      <loext:graphic-properties draw:fill-color="#400080"/>
      <style:paragraph-properties fo:text-align="center"/>
    </style:style>
    <style:style style:name="T1" style:family="text">
      <style:text-properties fo:color="#ffffff" loext:opacity="100%" fo:font-size="256pt" style:font-size-asian="256pt" style:font-size-complex="25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2cm" svg:height="3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873cm" svg:height="12.8cm" svg:x="5.623cm" svg:y="5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9cm" svg:height="11.627cm" svg:x="3cm" svg:y="18.873cm">
          <draw:text-box>
            <text:p text:style-name="P3"><text:span text:style-name="T1">Space</text:span></text:p>
          </draw:text-box>
        </draw:frame>
        <draw:custom-shape draw:style-name="gr4" draw:text-style-name="P5" draw:layer="layout" svg:width="12.876cm" svg:height="12.8cm" svg:x="12.704cm" svg:y="5.7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6" draw:layer="layout" svg:width="6.438cm" svg:height="6.4cm" svg:x="13.347cm" svg:y="8.9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Gradient_20_1" draw:display-name="Gradient 1" draw:style="linear" draw:start-color="#0d001a" draw:end-color="#ffd7d7" draw:start-intensity="100%" draw:end-intensity="100%" draw:angle="30deg" draw:border="0%"/>
    <draw:gradient draw:name="Gradient_20_2" draw:display-name="Gradient 2" draw:style="linear" draw:start-color="#dde8cb" draw:end-color="#400080" draw:start-intensity="100%" draw:end-intensity="100%" draw:angle="30deg" draw:border="0%"/>
    <draw:gradient draw:name="Gradient_20_3" draw:display-name="Gradient 3" draw:style="linear" draw:start-color="#dde8cb" draw:end-color="#1a0033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fill-image draw:name="Space" xlink:href="Pictures/100000010000020000000200A0DCDD874DC596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0T19:50:59.604000000</meta:creation-date>
    <dc:date>2023-05-20T20:25:13.558000000</dc:date>
    <meta:editing-duration>PT28M29S</meta:editing-duration>
    <meta:editing-cycles>18</meta:editing-cycles>
    <meta:generator>LibreOffice/7.4.1.2$Windows_X86_64 LibreOffice_project/3c58a8f3a960df8bc8fd77b461821e42c061c5f0</meta:generator>
    <meta:document-statistic meta:object-count="5"/>
  </office:meta>
</office:document-meta>
</file>